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A000002BCD6245C1939339074.png" manifest:media-type="image/png"/>
  <manifest:file-entry manifest:full-path="Pictures/100000010000034A000001D80FDFCAC9588FCC72.png" manifest:media-type="image/png"/>
  <manifest:file-entry manifest:full-path="Pictures/10000001000002820000011A280DA387BC655BEF.png" manifest:media-type="image/png"/>
  <manifest:file-entry manifest:full-path="Pictures/10000001000004270000021822D730B6C3D7312B.png" manifest:media-type="image/png"/>
  <manifest:file-entry manifest:full-path="Pictures/1000000100000214000000F4A0F43CA0E46A4EAC.png" manifest:media-type="image/png"/>
  <manifest:file-entry manifest:full-path="Pictures/10000001000004270000020CD086880399884153.png" manifest:media-type="image/png"/>
  <manifest:file-entry manifest:full-path="Pictures/10000001000002840000018C233DD0DAD1AB3D1C.png" manifest:media-type="image/png"/>
  <manifest:file-entry manifest:full-path="Pictures/10000001000002FA000001D8961F85CDE6A4B2EE.png" manifest:media-type="image/png"/>
  <manifest:file-entry manifest:full-path="Pictures/10000001000002FA000001FEEE95315E30A49D30.png" manifest:media-type="image/png"/>
  <manifest:file-entry manifest:full-path="Pictures/10000001000001000000010010C9386AACAD9178.png" manifest:media-type="image/png"/>
  <manifest:file-entry manifest:full-path="Pictures/100000010000031C00000166D6023709987C6B20.png" manifest:media-type="image/png"/>
  <manifest:file-entry manifest:full-path="Pictures/10000001000002AE000001D8FF498E35E5EE96B1.png" manifest:media-type="image/png"/>
  <manifest:file-entry manifest:full-path="Pictures/10000001000003E8000001B28CCF79424BC912EE.png" manifest:media-type="image/png"/>
  <manifest:file-entry manifest:full-path="Pictures/10000001000003880000011A62FD457FF0B0637E.png" manifest:media-type="image/png"/>
  <manifest:file-entry manifest:full-path="Pictures/10000001000004AC00000166C603141B5BE6DB23.png" manifest:media-type="image/png"/>
  <manifest:file-entry manifest:full-path="Pictures/10000001000002FA000001B2CE54A0FC535365FE.png" manifest:media-type="image/png"/>
  <manifest:file-entry manifest:full-path="Pictures/100000010000036800000174D3CFA95A450C9C21.png" manifest:media-type="image/png"/>
  <manifest:file-entry manifest:full-path="Pictures/100000010000031A0000018CC49552F919869C48.png" manifest:media-type="image/png"/>
  <manifest:file-entry manifest:full-path="Pictures/10000001000001AE000000CE78E7ECBAF3D61670.png" manifest:media-type="image/png"/>
  <manifest:file-entry manifest:full-path="Pictures/10000001000002E0000001B2E60D10B11F593312.png" manifest:media-type="image/png"/>
  <manifest:file-entry manifest:full-path="Pictures/1000000100000344000002BC58CAFED75667B8CF.png" manifest:media-type="image/png"/>
  <manifest:file-entry manifest:full-path="Pictures/10000001000002E000000179D62812E390349188.png" manifest:media-type="image/png"/>
  <manifest:file-entry manifest:full-path="Pictures/10000001000002840000016687C7D3C239088645.png" manifest:media-type="image/png"/>
  <manifest:file-entry manifest:full-path="Pictures/10000001000001D4000000CE8EBE29F3564C24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00a24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00a24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draw:stroke="none" draw:fill-color="#26a269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" style:family="graphic" style:parent-style-name="standard">
      <style:graphic-properties draw:stroke="none" draw:fill-color="#406ead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7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5.11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8cm" fo:min-width="21.0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41cm" fo:min-width="21.0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21cm" fo:min-width="21.0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61cm" fo:min-width="21.0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00a24" draw:opacity="100%"/>
      <style:paragraph-properties fo:text-align="center" style:writing-mode="lr-tb"/>
      <style:text-properties style:language-asian="zh" style:country-asian="TW"/>
    </style:style>
    <style:style style:name="P2" style:family="paragraph">
      <loext:graphic-properties draw:fill-color="#26a269" draw:opacity="100%"/>
      <style:paragraph-properties fo:text-align="center" style:writing-mode="lr-tb"/>
      <style:text-properties style:language-asian="zh" style:country-asian="TW"/>
    </style:style>
    <style:style style:name="P3" style:family="paragraph">
      <loext:graphic-properties draw:fill-color="#406ead" draw:opacity="100%"/>
      <style:paragraph-properties fo:text-align="center" style:writing-mode="lr-tb"/>
      <style:text-properties style:language-asian="zh" style:country-asian="TW"/>
    </style:style>
    <style:style style:name="P4" style:family="paragraph">
      <loext:graphic-properties draw:fill-color="#ffffff" draw:opacity="100%"/>
      <style:paragraph-properties fo:text-align="center" style:writing-mode="lr-tb"/>
      <style:text-properties style:language-asian="zh" style:country-asian="TW"/>
    </style:style>
    <style:style style:name="P5" style:family="paragraph">
      <loext:graphic-properties draw:fill="none" draw:fill-color="#ffffff"/>
      <style:paragraph-properties style:writing-mode="lr-tb"/>
      <style:text-properties fo:color="#26a269" loext:opacity="100%" style:font-name="Source Code Pro1" fo:font-size="40pt" style:font-name-asian="Source Code Pro1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style:font-size-asian="20pt" style:language-asian="zh" style:country-asian="TW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50pt" style:font-size-asian="50pt" style:font-size-complex="50pt"/>
    </style:style>
    <style:style style:name="P10" style:family="paragraph">
      <loext:graphic-properties draw:fill-color="#ffffff"/>
      <style:paragraph-properties style:writing-mode="lr-tb"/>
      <style:text-properties style:language-asian="zh" style:country-asian="TW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paragraph-properties fo:line-height="115%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15%" fo:text-indent="0cm"/>
    </style:style>
    <style:style style:name="P14" style:family="paragraph">
      <loext:graphic-properties draw:fill="none" draw:fill-color="#ffffff"/>
      <style:paragraph-properties fo:line-height="115%" style:writing-mode="lr-tb"/>
      <style:text-properties fo:color="#406ead" loext:opacity="100%" style:font-name="Source Code Pro1" fo:font-size="22pt" style:font-name-asian="Source Code Pro1" style:font-size-asian="22pt" style:font-size-complex="2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color="#ffffff" loext:opacity="100%" style:font-name="Source Code Pro1" fo:font-size="22pt" style:font-name-asian="Source Code Pro1" style:font-size-asian="22pt" style:font-size-complex="22pt"/>
    </style:style>
    <style:style style:name="T1" style:family="text">
      <style:text-properties fo:color="#26a269" loext:opacity="100%" style:font-name="Source Code Pro1" fo:font-size="26pt" style:font-name-asian="Source Code Pro1" style:font-size-asian="26pt" style:font-size-complex="26pt"/>
    </style:style>
    <style:style style:name="T2" style:family="text">
      <style:text-properties fo:color="#ffffff" loext:opacity="100%" style:font-name="Source Code Pro1" fo:font-size="26pt" style:font-name-asian="Source Code Pro1" style:font-size-asian="26pt" style:font-size-complex="26pt"/>
    </style:style>
    <style:style style:name="T3" style:family="text">
      <style:text-properties fo:color="#406ead" loext:opacity="100%" style:font-name="Source Code Pro1" fo:font-size="26pt" style:font-name-asian="Source Code Pro1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0pt" fo:font-style="normal" fo:text-shadow="none" style:text-underline-style="none" fo:font-weight="normal" style:letter-kerning="true" style:font-name-asian="Noto Sans CJK SC" style:font-size-asian="50pt" style:language-asian="zh" style:country-asian="CN" style:font-style-asian="normal" style:font-weight-asian="normal" style:font-name-complex="Lohit Devanagari" style:font-size-complex="5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color="#ffffff" loext:opacity="100%" style:font-name="Source Code Pro1" fo:font-size="22pt" fo:font-weight="normal" style:font-name-asian="Source Code Pro1" style:font-size-asian="22pt" style:font-weight-asian="normal" style:font-size-complex="22pt" style:font-weight-complex="normal"/>
    </style:style>
    <style:style style:name="T7" style:family="text">
      <style:text-properties fo:color="#406ead" loext:opacity="100%" style:font-name="Source Code Pro1" fo:font-size="22pt" fo:font-weight="normal" style:font-name-asian="Source Code Pro1" style:font-size-asian="22pt" style:font-weight-asian="normal" style:font-size-complex="22pt" style:font-weight-complex="normal"/>
    </style:style>
    <style:style style:name="T8" style:family="text">
      <style:text-properties style:font-name="Source Code Pro1" fo:font-size="22pt" fo:font-weight="normal" style:font-name-asian="Source Code Pro1" style:font-size-asian="22pt" style:font-weight-asian="normal" style:font-size-complex="22pt" style:font-weight-complex="normal"/>
    </style:style>
    <style:style style:name="T9" style:family="text">
      <style:text-properties fo:color="#999999" loext:opacity="100%" style:font-name="Source Code Pro1" fo:font-size="22pt" fo:font-weight="normal" style:font-name-asian="Source Code Pro1" style:font-size-asian="22pt" style:font-weight-asian="normal" style:font-size-complex="22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Code Pro1" fo:font-size="22pt" fo:font-weight="bold" style:font-name-asian="Source Code Pro1" style:font-size-asian="22pt" style:font-weight-asian="bold" style:font-size-complex="22pt" style:font-weight-complex="bold"/>
    </style:style>
    <style:style style:name="T14" style:family="text">
      <style:text-properties style:font-name="Source Code Pro1" fo:font-size="22pt" style:font-name-asian="Source Code Pro1" style:font-size-asian="22pt" style:font-size-complex="22pt"/>
    </style:style>
    <style:style style:name="T15" style:family="text">
      <style:text-properties fo:font-variant="normal" fo:text-transform="none" fo:color="#999999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Source Code Pro1" fo:font-size="22pt" fo:font-style="normal" fo:text-shadow="none" style:text-underline-style="none" fo:font-weight="bold" style:letter-kerning="true" style:font-name-asian="Source Code Pro1" style:font-size-asian="22pt" style:language-asian="zh" style:country-asian="CN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06ead" loext:opacity="100%" style:text-outline="false" style:text-line-through-style="none" style:text-line-through-type="none" style:font-name="Source Code Pro1" fo:font-size="22pt" fo:font-style="normal" fo:text-shadow="none" style:text-underline-style="none" fo:font-weight="normal" style:letter-kerning="true" style:font-name-asian="Source Code Pro1" style:font-size-asian="22pt" style:language-asian="zh" style:country-asian="CN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fffc" loext:opacity="100%" style:font-name="Source Code Pro1" fo:font-size="22pt" style:font-name-asian="Source Code Pro1" style:font-size-asian="22pt" style:font-size-complex="22pt"/>
    </style:style>
    <style:style style:name="T19" style:family="text">
      <style:text-properties fo:color="#ffffff" loext:opacity="100%" style:font-name="Source Code Pro1" fo:font-size="22pt" style:font-name-asian="Source Code Pro1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slido</text:span><text:span text:style-name="T2">:</text:span><text:span text:style-name="T3">~</text:span><text:span text:style-name="T2">$</text:span></text:p>
          </draw:text-box>
        </draw:frame>
        <draw:frame draw:style-name="gr6" draw:text-style-name="P6" draw:layer="layout" svg:width="7.451cm" svg:height="7.451cm" svg:x="10.275cm" svg:y="4.15cm">
          <draw:image xlink:href="Pictures/10000001000001000000010010C9386AACAD9178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4.985cm" svg:height="5.365cm" svg:x="6.508cm" svg:y="5.09cm">
          <draw:text-box>
            <text:p text:style-name="P8"><text:span text:style-name="T4">陣列</text:span><text:span text:style-name="T4">&amp;</text:span><text:span text:style-name="T4">記憶體</text:span><text:span text:style-name="T5">簡介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程式碼翻譯</text:span><text:span text:style-name="T3">/</text:span><text:span text:style-name="T3">範例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1"><text:span text:style-name="T6">以下的程式碼可以被翻譯成</text:span><text:span text:style-name="T7">重複</text:span><text:span text:style-name="T7">n</text:span><text:span text:style-name="T7">次，並且每一次都印出</text:span><text:span text:style-name="T7">i</text:span><text:span text:style-name="T7">的值</text:span></text:p>
          </draw:text-box>
        </draw:frame>
        <draw:frame draw:style-name="gr6" draw:text-style-name="P6" draw:layer="layout" svg:width="22.48cm" svg:height="7cm" svg:x="0cm" svg:y="8.75cm">
          <draw:image xlink:href="Pictures/10000001000003880000011A62FD457FF0B0637E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程式碼翻譯</text:span><text:span text:style-name="T3">/</text:span><text:span text:style-name="T3">例題</text:span><text:span text:style-name="T3">/p1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1"><text:span text:style-name="T8">請試著用同樣概念翻譯以下程式碼</text:span><text:span text:style-name="T8">(slido</text:span><text:span text:style-name="T8">回答</text:span><text:span text:style-name="T8">)</text:span></text:p>
          </draw:text-box>
        </draw:frame>
        <draw:frame draw:style-name="gr6" draw:text-style-name="P6" draw:layer="layout" svg:width="23.42cm" svg:height="7cm" svg:x="0cm" svg:y="8.75cm">
          <draw:image xlink:href="Pictures/10000001000004AC00000166C603141B5BE6DB23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p1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1"><text:span text:style-name="T8">請計算以下程式碼經過</text:span><text:span text:style-name="T9">// code</text:span><text:span text:style-name="T8">的次數</text:span></text:p>
          </draw:text-box>
        </draw:frame>
        <draw:frame draw:style-name="gr6" draw:text-style-name="P6" draw:layer="layout" svg:width="15.56cm" svg:height="7cm" svg:x="0cm" svg:y="8.75cm">
          <draw:image xlink:href="Pictures/100000010000031C00000166D6023709987C6B20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a1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1"><text:span text:style-name="T10">第一層迴圈會重複執行</text:span><text:span text:style-name="T10">3</text:span><text:span text:style-name="T10">次，並進入第二層迴圈再</text:span><text:span text:style-name="T8">重複執行</text:span><text:span text:style-name="T8">7</text:span><text:span text:style-name="T8">次</text:span></text:p>
            <text:p text:style-name="P11"><text:span text:style-name="T8">總共</text:span><text:span text:style-name="T8">21</text:span><text:span text:style-name="T8">次</text:span></text:p>
          </draw:text-box>
        </draw:frame>
        <draw:frame draw:style-name="gr6" draw:text-style-name="P6" draw:layer="layout" svg:width="15.56cm" svg:height="7cm" svg:x="0cm" svg:y="8.75cm">
          <draw:image xlink:href="Pictures/100000010000031C00000166D6023709987C6B20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p2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1"><text:span text:style-name="T8">請計算以下程式碼經過</text:span><text:span text:style-name="T9">// code</text:span><text:span text:style-name="T8">的次數</text:span></text:p>
          </draw:text-box>
        </draw:frame>
        <draw:frame draw:style-name="gr6" draw:text-style-name="P6" draw:layer="layout" svg:width="15.8cm" svg:height="9cm" svg:x="0cm" svg:y="6.75cm">
          <draw:image xlink:href="Pictures/10000001000002FA000001B2CE54A0FC535365FE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a2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3"><text:span text:style-name="T10">第一層迴圈會重複執行</text:span><text:span text:style-name="T10">3</text:span><text:span text:style-name="T10">次，並進入第二層迴圈再</text:span><text:span text:style-name="T8">重複執行</text:span><text:span text:style-name="T8">2</text:span><text:span text:style-name="T8">次</text:span></text:p>
            <text:p text:style-name="P13"><text:span text:style-name="T10">最後進入第三層迴圈</text:span><text:span text:style-name="T8">重複執行</text:span><text:span text:style-name="T8">5</text:span><text:span text:style-name="T8">次</text:span></text:p>
            <text:p text:style-name="P13"><text:span text:style-name="T8">總共</text:span><text:span text:style-name="T8">30</text:span><text:span text:style-name="T8">次</text:span></text:p>
          </draw:text-box>
        </draw:frame>
        <draw:frame draw:style-name="gr6" draw:text-style-name="P6" draw:layer="layout" svg:width="15.8cm" svg:height="9cm" svg:x="0cm" svg:y="6.75cm">
          <draw:image xlink:href="Pictures/10000001000002FA000001B2CE54A0FC535365FE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p3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1"><text:span text:style-name="T8">請計算以下程式碼經過</text:span><text:span text:style-name="T9">// code</text:span><text:span text:style-name="T8">的次數</text:span></text:p>
          </draw:text-box>
        </draw:frame>
        <draw:frame draw:style-name="gr6" draw:text-style-name="P6" draw:layer="layout" svg:width="14.52cm" svg:height="10cm" svg:x="0cm" svg:y="5.715cm">
          <draw:image xlink:href="Pictures/10000001000002AE000001D8FF498E35E5EE96B1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a3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3"><text:span text:style-name="T10">第一層迴圈會重複執行</text:span><text:span text:style-name="T10">3</text:span><text:span text:style-name="T10">次，並進入</text:span><text:span text:style-name="T11">第二個</text:span><text:span text:style-name="T10">第二層迴圈</text:span><text:span text:style-name="T8">重複執行</text:span><text:span text:style-name="T8">5</text:span><text:span text:style-name="T8">次</text:span></text:p>
            <text:p text:style-name="P13"><text:span text:style-name="T8">總共</text:span><text:span text:style-name="T8">15</text:span><text:span text:style-name="T8">次（第一個第二層迴圈不予理會，因為不會影響答案）</text:span></text:p>
            <text:p text:style-name="P13"><text:span text:style-name="T8"/></text:p>
          </draw:text-box>
        </draw:frame>
        <draw:frame draw:style-name="gr6" draw:text-style-name="P6" draw:layer="layout" svg:width="14.52cm" svg:height="10cm" svg:x="0cm" svg:y="5.715cm">
          <draw:image xlink:href="Pictures/10000001000002AE000001D8FF498E35E5EE96B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p4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1"><text:span text:style-name="T8">請計算以下程式碼經過</text:span><text:span text:style-name="T9">// code</text:span><text:span text:style-name="T8">的次數</text:span></text:p>
          </draw:text-box>
        </draw:frame>
        <draw:frame draw:style-name="gr6" draw:text-style-name="P6" draw:layer="layout" svg:width="20.72cm" svg:height="9cm" svg:x="0cm" svg:y="6.75cm">
          <draw:image xlink:href="Pictures/10000001000003E8000001B28CCF79424BC912EE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重複次數計算</text:span><text:span text:style-name="T3">/</text:span><text:span text:style-name="T3">例題</text:span><text:span text:style-name="T3">/a4</text:span><text:span text:style-name="T2">$</text:span></text:p>
          </draw:text-box>
        </draw:frame>
        <draw:frame draw:style-name="gr9" draw:text-style-name="P12" draw:layer="layout" svg:width="26.305cm" svg:height="4.978cm" svg:x="1.001cm" svg:y="3.277cm">
          <draw:text-box>
            <text:p text:style-name="P13"><text:span text:style-name="T10">第一層迴圈會重複執行</text:span><text:span text:style-name="T10">3</text:span><text:span text:style-name="T10">次，並進入第二層迴圈</text:span></text:p>
            <text:p text:style-name="P13"><text:span text:style-name="T10">此時</text:span><text:span text:style-name="T10">j</text:span><text:span text:style-name="T10">為</text:span><text:span text:style-name="T10">{0, 1, 2, 3, 4}</text:span><text:span text:style-name="T10">，但是只有</text:span><text:span text:style-name="T10">{0, 2, 4}</text:span><text:span text:style-name="T10">會繼續執行</text:span></text:p>
            <text:p text:style-name="P13"><text:span text:style-name="T8">因此總共</text:span><text:span text:style-name="T8">9</text:span><text:span text:style-name="T8">次</text:span></text:p>
          </draw:text-box>
        </draw:frame>
        <draw:frame draw:style-name="gr6" draw:text-style-name="P6" draw:layer="layout" svg:width="20.72cm" svg:height="9cm" svg:x="0cm" svg:y="6.75cm">
          <draw:image xlink:href="Pictures/10000001000003E8000001B28CCF79424BC912EE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巢狀迴圈</text:span><text:span text:style-name="T2">:</text:span><text:span text:style-name="T3">~/</text:span><text:span text:style-name="T3">結論</text:span><text:span text:style-name="T2">$</text:span></text:p>
          </draw:text-box>
        </draw:frame>
        <draw:frame draw:style-name="gr10" draw:text-style-name="P12" draw:layer="layout" svg:width="26.305cm" svg:height="8.091cm" svg:x="1.001cm" svg:y="3.277cm">
          <draw:text-box>
            <text:p text:style-name="P13"><text:span text:style-name="T10">以上的試題不是用來考數學 </text:span><text:span text:style-name="T10">xd</text:span></text:p>
            <text:p text:style-name="P13"><text:span text:style-name="T10">而是用來讓大家熟悉巢狀迴圈的計數規則以及各種情況</text:span></text:p>
            <text:p text:style-name="P13"><text:span text:style-name="T10">以上的試題可以得到以下結論</text:span></text:p>
            <text:p text:style-name="P13"><text:span text:style-name="T10"/></text:p>
            <text:p text:style-name="P13"><text:span text:style-name="T12">1. </text:span><text:span text:style-name="T12">總次數為右界的積</text:span></text:p>
            <text:p text:style-name="P13"><text:span text:style-name="T12">2. </text:span><text:span text:style-name="T12">不同大括號內的程式不會互相影響</text:span></text:p>
            <text:p text:style-name="P13"><text:span text:style-name="T12">3. </text:span><text:span text:style-name="T12">巢狀迴圈仍可以搭配</text:span><text:span text:style-name="T12">if-else</text:span><text:span text:style-name="T12">使用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xml:id="id14" draw:id="id1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多維陣列</text:span><text:span text:style-name="T2">:</text:span><text:span text:style-name="T3">~/</text:span><text:span text:style-name="T3">宣告陣列</text:span><text:span text:style-name="T2">$</text:span></text:p>
          </draw:text-box>
        </draw:frame>
        <draw:frame draw:style-name="gr6" draw:text-style-name="P6" draw:layer="layout" svg:width="10.43cm" svg:height="5cm" svg:x="0cm" svg:y="4.525cm">
          <draw:image xlink:href="Pictures/10000001000001AE000000CE78E7ECBAF3D61670.png" xlink:type="simple" xlink:show="embed" xlink:actuate="onLoad" draw:mime-type="image/png">
            <text:p/>
          </draw:image>
        </draw:frame>
        <draw:frame draw:style-name="gr6" draw:text-style-name="P6" draw:layer="layout" svg:width="18.04cm" svg:height="9cm" svg:x="9.96cm" svg:y="4.525cm">
          <draw:image xlink:href="Pictures/100000010000031A0000018CC49552F919869C48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5" draw:id="id1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多維陣列</text:span><text:span text:style-name="T2">:</text:span><text:span text:style-name="T3">~/</text:span><text:span text:style-name="T3">取值＆賦值</text:span><text:span text:style-name="T2">$</text:span></text:p>
          </draw:text-box>
        </draw:frame>
        <draw:frame draw:style-name="gr6" draw:text-style-name="P6" draw:layer="layout" svg:width="15.26cm" svg:height="9cm" svg:x="0cm" svg:y="4.525cm">
          <draw:image xlink:href="Pictures/10000001000002E0000001B2E60D10B11F593312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多維陣列</text:span><text:span text:style-name="T2">:</text:span><text:span text:style-name="T3">~/</text:span><text:span text:style-name="T3">注意事項</text:span><text:span text:style-name="T2">$</text:span></text:p>
          </draw:text-box>
        </draw:frame>
        <draw:frame draw:style-name="gr9" draw:text-style-name="P12" draw:layer="layout" svg:width="26.305cm" svg:height="4.978cm" svg:x="1.002cm" svg:y="3.277cm">
          <draw:text-box>
            <text:p text:style-name="P11"><text:span text:style-name="T13">請記得初始化</text:span><text:span text:style-name="T8">，否則會像下圖一樣</text:span></text:p>
          </draw:text-box>
        </draw:frame>
        <draw:frame draw:style-name="gr6" draw:text-style-name="P6" draw:layer="layout" svg:width="18.626cm" svg:height="7.946cm" svg:x="8.679cm" svg:y="6.985cm">
          <draw:image xlink:href="Pictures/100000010000036800000174D3CFA95A450C9C21.png" xlink:type="simple" xlink:show="embed" xlink:actuate="onLoad" draw:mime-type="image/png">
            <text:p/>
          </draw:image>
        </draw:frame>
        <draw:frame draw:style-name="gr6" draw:text-style-name="P6" draw:layer="layout" svg:width="8.89cm" svg:height="3.912cm" svg:x="0cm" svg:y="6.083cm">
          <draw:image xlink:href="Pictures/10000001000001D4000000CE8EBE29F3564C2458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多維陣列</text:span><text:span text:style-name="T2">:</text:span><text:span text:style-name="T3">~/</text:span><text:span text:style-name="T3">注意事項</text:span><text:span text:style-name="T2">$</text:span></text:p>
          </draw:text-box>
        </draw:frame>
        <draw:frame draw:style-name="gr11" draw:text-style-name="P12" draw:layer="layout" svg:width="26.305cm" svg:height="6.971cm" svg:x="1.002cm" svg:y="3.277cm">
          <draw:text-box>
            <text:p text:style-name="P11"><text:span text:style-name="T14">多維陣列請務必熟練，屬於非常常見的語法</text:span></text:p>
            <text:p text:style-name="P11"><text:span text:style-name="T14"/></text:p>
            <text:p text:style-name="P11"><text:span text:style-name="T14">以</text:span><text:span text:style-name="T14">APCS</text:span><text:span text:style-name="T14">來說，二維陣列可以說是</text:span><text:span text:style-name="T14">pB</text:span><text:span text:style-name="T14">的必考題</text:span></text:p>
            <text:p text:style-name="P11"><text:span text:style-name="T14">通常配合複雜的</text:span><text:span text:style-name="T14">if-else</text:span><text:span text:style-name="T14">、</text:span><text:span text:style-name="T14">for</text:span><text:span text:style-name="T14">、</text:span><text:span text:style-name="T14">while</text:span><text:span text:style-name="T14">綜合使用</text:span></text:p>
            <text:p text:style-name="P11"><text:span text:style-name="T14"/></text:p>
            <text:p text:style-name="P11"><text:span text:style-name="T14">（如果需要更多題目練習可以找我拿）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xml:id="id18" draw:id="id18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多維陣列</text:span><text:span text:style-name="T2">:</text:span><text:span text:style-name="T3">~/</text:span><text:span text:style-name="T3">例題</text:span><text:span text:style-name="T2">$</text:span></text:p>
          </draw:text-box>
        </draw:frame>
        <draw:frame draw:style-name="gr11" draw:text-style-name="P12" draw:layer="layout" svg:width="26.305cm" svg:height="6.971cm" svg:x="1.002cm" svg:y="3.277cm">
          <draw:text-box>
            <text:p text:style-name="P11"><text:span text:style-name="T14">根據題目，我們需要</text:span><text:span text:style-name="T13">重複</text:span><text:span text:style-name="T13">n</text:span><text:span text:style-name="T13">次，每次再重複</text:span><text:span text:style-name="T13">m</text:span><text:span text:style-name="T13">次</text:span></text:p>
            <text:p text:style-name="P11"><text:span text:style-name="T8">這種架構可以用</text:span><text:span text:style-name="T8">for</text:span><text:span text:style-name="T8">迴圈處理</text:span></text:p>
          </draw:text-box>
        </draw:frame>
        <draw:frame draw:style-name="gr6" draw:text-style-name="P6" draw:layer="layout" svg:width="11.94cm" svg:height="10cm" svg:x="0cm" svg:y="5.715cm">
          <draw:image xlink:href="Pictures/1000000100000344000002BC58CAFED75667B8CF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xml:id="id19" draw:id="id19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多維陣列</text:span><text:span text:style-name="T2">:</text:span><text:span text:style-name="T3">~/</text:span><text:span text:style-name="T3">例題</text:span><text:span text:style-name="T2">$</text:span></text:p>
          </draw:text-box>
        </draw:frame>
        <draw:frame draw:style-name="gr11" draw:text-style-name="P12" draw:layer="layout" svg:width="26.305cm" svg:height="6.971cm" svg:x="1.002cm" svg:y="3.277cm">
          <draw:text-box>
            <text:p text:style-name="P11"><text:span text:style-name="T8">接下來把每一個數字都乘上</text:span><text:span text:style-name="T8">k</text:span></text:p>
          </draw:text-box>
        </draw:frame>
        <draw:frame draw:style-name="gr6" draw:text-style-name="P6" draw:layer="layout" svg:width="14.94cm" svg:height="10cm" svg:x="0cm" svg:y="5.75cm">
          <draw:image xlink:href="Pictures/10000001000002FA000001FEEE95315E30A49D30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多維陣列</text:span><text:span text:style-name="T2">:</text:span><text:span text:style-name="T3">~/</text:span><text:span text:style-name="T3">例題</text:span><text:span text:style-name="T2">$</text:span></text:p>
          </draw:text-box>
        </draw:frame>
        <draw:frame draw:style-name="gr11" draw:text-style-name="P12" draw:layer="layout" svg:width="26.305cm" svg:height="6.971cm" svg:x="1.002cm" svg:y="3.277cm">
          <draw:text-box>
            <text:p text:style-name="P11"><text:span text:style-name="T8">最後把陣列裡的所有數值輸出</text:span></text:p>
          </draw:text-box>
        </draw:frame>
        <draw:frame draw:style-name="gr6" draw:text-style-name="P6" draw:layer="layout" svg:width="17.75cm" svg:height="11cm" svg:x="0cm" svg:y="4.75cm">
          <draw:image xlink:href="Pictures/10000001000002FA000001D8961F85CDE6A4B2EE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1" draw:id="id21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記憶體簡介</text:span><text:span text:style-name="T2">:</text:span><text:span text:style-name="T3">~</text:span><text:span text:style-name="T3">前言</text:span><text:span text:style-name="T2">$</text:span></text:p>
          </draw:text-box>
        </draw:frame>
        <draw:frame draw:style-name="gr6" draw:text-style-name="P6" draw:layer="layout" svg:width="14.63cm" svg:height="9cm" svg:x="-0.025cm" svg:y="6.75cm">
          <draw:image xlink:href="Pictures/10000001000002840000018C233DD0DAD1AB3D1C.png" xlink:type="simple" xlink:show="embed" xlink:actuate="onLoad" draw:mime-type="image/png">
            <text:p/>
          </draw:image>
        </draw:frame>
        <draw:frame draw:style-name="gr10" draw:text-style-name="P12" draw:layer="layout" svg:width="26.305cm" svg:height="8.091cm" svg:x="1.002cm" svg:y="3.278cm">
          <draw:text-box>
            <text:p text:style-name="P13"><text:span text:style-name="T10">以下是上上禮拜的內容，不過似乎少了一個東西</text:span></text:p>
            <text:p text:style-name="P13"><text:span text:style-name="T10">我們可以知道</text:span><text:span text:style-name="T10">arr[i]</text:span><text:span text:style-name="T10">的值，不過</text:span><text:span text:style-name="T10">arr</text:span><text:span text:style-name="T10">是什麼呢？</text:span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記憶體簡介</text:span><text:span text:style-name="T2">:</text:span><text:span text:style-name="T3">~</text:span><text:span text:style-name="T3">前言</text:span><text:span text:style-name="T2">$</text:span></text:p>
          </draw:text-box>
        </draw:frame>
        <draw:frame draw:style-name="gr10" draw:text-style-name="P12" draw:layer="layout" svg:width="26.305cm" svg:height="8.091cm" svg:x="1.002cm" svg:y="3.278cm">
          <draw:text-box>
            <text:p text:style-name="P13"><text:span text:style-name="T10">以下是我輸出</text:span><text:span text:style-name="T10">arr</text:span><text:span text:style-name="T10">的結果，獲得了</text:span><text:span text:style-name="T15">0x7ffe2c436a60</text:span><text:span text:style-name="T12">的輸出</text:span></text:p>
            <text:p text:style-name="P13"><text:span text:style-name="T12">這就是一個</text:span><text:span text:style-name="T16">記憶體位置</text:span><text:span text:style-name="T12">，也就是</text:span><text:span text:style-name="T12">arr</text:span><text:span text:style-name="T12">是一段記憶體位置</text:span></text:p>
            <text:p text:style-name="P13"><text:span text:style-name="T12"/></text:p>
            <text:p text:style-name="P13"><text:span text:style-name="T17">（更準確的來講，其實是</text:span><text:span text:style-name="T17">arr[0]</text:span><text:span text:style-name="T17">的記憶體位置）</text:span></text:p>
          </draw:text-box>
        </draw:frame>
        <draw:frame draw:style-name="gr6" draw:text-style-name="P6" draw:layer="layout" svg:width="14.39cm" svg:height="8cm" svg:x="0cm" svg:y="7.75cm">
          <draw:image xlink:href="Pictures/10000001000002840000016687C7D3C239088645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xml:id="id23" draw:id="id23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記憶體簡介</text:span><text:span text:style-name="T2">:</text:span><text:span text:style-name="T3">~</text:span><text:span text:style-name="T3">基礎重導</text:span><text:span text:style-name="T2">$</text:span></text:p>
          </draw:text-box>
        </draw:frame>
        <draw:frame draw:style-name="gr10" draw:text-style-name="P14" draw:layer="layout" svg:width="26.305cm" svg:height="8.091cm" svg:x="1.003cm" svg:y="3.279cm">
          <draw:text-box>
            <text:p text:style-name="P13"><text:span text:style-name="T17">對於糟糕的字體窩很抱歉 </text:span><text:span text:style-name="T17">QQ</text:span></text:p>
          </draw:text-box>
        </draw:frame>
        <draw:frame draw:style-name="gr6" draw:text-style-name="P6" draw:layer="layout" svg:width="15.61cm" svg:height="8cm" svg:x="1.5cm" svg:y="6cm">
          <draw:image xlink:href="Pictures/10000001000002E000000179D62812E390349188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xml:id="id24" draw:id="id24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記憶體簡介</text:span><text:span text:style-name="T2">:</text:span><text:span text:style-name="T3">~</text:span><text:span text:style-name="T3">基礎重導</text:span><text:span text:style-name="T3">/</text:span><text:span text:style-name="T3">取址符號</text:span><text:span text:style-name="T2">$</text:span></text:p>
          </draw:text-box>
        </draw:frame>
        <draw:frame draw:style-name="gr6" draw:text-style-name="P6" draw:layer="layout" svg:width="12.15cm" svg:height="6cm" svg:x="1.5cm" svg:y="8cm">
          <draw:image xlink:href="Pictures/10000001000004270000020CD086880399884153.png" xlink:type="simple" xlink:show="embed" xlink:actuate="onLoad" draw:mime-type="image/png">
            <text:p/>
          </draw:image>
        </draw:frame>
        <draw:frame draw:style-name="gr6" draw:text-style-name="P6" draw:layer="layout" svg:width="14.075cm" svg:height="6.455cm" svg:x="13.97cm" svg:y="7.62cm">
          <draw:image xlink:href="Pictures/1000000100000214000000F4A0F43CA0E46A4EAC.png" xlink:type="simple" xlink:show="embed" xlink:actuate="onLoad" draw:mime-type="image/png">
            <text:p/>
          </draw:image>
        </draw:frame>
        <draw:frame draw:style-name="gr9" draw:text-style-name="P12" draw:layer="layout" svg:width="26.305cm" svg:height="4.978cm" svg:x="1.003cm" svg:y="3.278cm">
          <draw:text-box>
            <text:p text:style-name="P11"><text:span text:style-name="T14">可以透過在變數名稱前加上</text:span><text:span text:style-name="T18">&amp;</text:span><text:span text:style-name="T19">，就可以獲得此變數的記憶體位置</text:span></text:p>
          </draw:text-box>
        </draw:frame>
        <anim:par presentation:node-type="timing-root">
          <anim:par smil:begin="id2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xml:id="id25" draw:id="id25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記憶體簡介</text:span><text:span text:style-name="T2">:</text:span><text:span text:style-name="T3">~</text:span><text:span text:style-name="T3">基礎重導</text:span><text:span text:style-name="T3">/</text:span><text:span text:style-name="T3">間接符號</text:span><text:span text:style-name="T2">$</text:span></text:p>
          </draw:text-box>
        </draw:frame>
        <draw:frame draw:style-name="gr9" draw:text-style-name="P12" draw:layer="layout" svg:width="26.305cm" svg:height="4.978cm" svg:x="1.003cm" svg:y="3.278cm">
          <draw:text-box>
            <text:p text:style-name="P11"><text:span text:style-name="T14">可以透過在記憶體位置前加上</text:span><text:span text:style-name="T18">*</text:span><text:span text:style-name="T19">，就可以獲得此記憶體位置的值</text:span></text:p>
          </draw:text-box>
        </draw:frame>
        <draw:frame draw:style-name="gr6" draw:text-style-name="P6" draw:layer="layout" svg:width="11.9cm" svg:height="6cm" svg:x="1.5cm" svg:y="8cm">
          <draw:image xlink:href="Pictures/10000001000004270000021822D730B6C3D7312B.png" xlink:type="simple" xlink:show="embed" xlink:actuate="onLoad" draw:mime-type="image/png">
            <text:p/>
          </draw:image>
        </draw:frame>
        <draw:frame draw:style-name="gr6" draw:text-style-name="P6" draw:layer="layout" svg:width="14.54cm" svg:height="6.386cm" svg:x="13.46cm" svg:y="7.8cm">
          <draw:image xlink:href="Pictures/10000001000002820000011A280DA387BC655BEF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xml:id="id26" draw:id="id26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記憶體簡介</text:span><text:span text:style-name="T2">:</text:span><text:span text:style-name="T3">~</text:span><text:span text:style-name="T3">自主練習</text:span><text:span text:style-name="T2">$</text:span></text:p>
          </draw:text-box>
        </draw:frame>
        <draw:frame draw:style-name="gr12" draw:text-style-name="P15" draw:layer="layout" svg:width="26.305cm" svg:height="9.211cm" svg:x="1.002cm" svg:y="3.278cm">
          <draw:text-box>
            <text:p text:style-name="P13"><text:span text:style-name="T12">以下提供了</text:span><text:span text:style-name="T12">6</text:span><text:span text:style-name="T12">個任務，可以自己實做看看</text:span></text:p>
            <text:p text:style-name="P13"><text:span text:style-name="T12"/></text:p>
            <text:p text:style-name="P13"><text:span text:style-name="T12">1. </text:span><text:span text:style-name="T12">宣告一個變數（</text:span><text:span text:style-name="T12">num</text:span><text:span text:style-name="T12">），並且找到地址</text:span></text:p>
            <text:p text:style-name="P13"><text:span text:style-name="T12">2. </text:span><text:span text:style-name="T12">宣告一個陣列（</text:span><text:span text:style-name="T12">arr</text:span><text:span text:style-name="T12">），並且找到地址</text:span></text:p>
            <text:p text:style-name="P13"><text:span text:style-name="T12">3. </text:span><text:span text:style-name="T12">找到陣列裡的每個值（</text:span><text:span text:style-name="T12">arr[i]</text:span><text:span text:style-name="T12">）地址</text:span></text:p>
            <text:p text:style-name="P13"><text:span text:style-name="T12">4. </text:span><text:span text:style-name="T12">同</text:span><text:span text:style-name="T12">(3.)</text:span><text:span text:style-name="T12">，但是把陣列得型別改成</text:span><text:span text:style-name="T12">bool, char</text:span></text:p>
            <text:p text:style-name="P13"><text:span text:style-name="T12">5. </text:span><text:span text:style-name="T12">將陣列（</text:span><text:span text:style-name="T12">arr</text:span><text:span text:style-name="T12">）</text:span><text:span text:style-name="T12">+1</text:span><text:span text:style-name="T12">、</text:span><text:span text:style-name="T12">+2… </text:span><text:span text:style-name="T12">並且找到地址</text:span></text:p>
            <text:p text:style-name="P13"><text:span text:style-name="T12">6. </text:span><text:span text:style-name="T12">將陣列（</text:span><text:span text:style-name="T12">arr</text:span><text:span text:style-name="T12">）</text:span><text:span text:style-name="T12">+1</text:span><text:span text:style-name="T12">、</text:span><text:span text:style-name="T12">+2… </text:span><text:span text:style-name="T12">並且找到值</text:span></text:p>
          </draw:text-box>
        </draw:frame>
        <anim:par presentation:node-type="timing-root">
          <anim:par smil:begin="id2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xml:id="id27" draw:id="id27">
        <office:forms form:automatic-focus="false" form:apply-design-mode="false"/>
        <draw:custom-shape draw:style-name="gr1" draw:text-style-name="P1" draw:layer="layout" svg:width="2.54cm" svg:height="2.54cm" svg:x="0.635cm" svg:y="-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3.175cm" svg:y="-3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5.715cm" svg:y="-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2.54cm" svg:x="8.255cm" svg:y="-3.17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9.32cm" svg:height="1.407cm" svg:x="1cm" svg:y="0.932cm">
          <draw:text-box>
            <text:p><text:span text:style-name="T1">記憶體簡介</text:span><text:span text:style-name="T2">:</text:span><text:span text:style-name="T3">~</text:span><text:span text:style-name="T3">自主練習</text:span><text:span text:style-name="T3">/</text:span><text:span text:style-name="T3">範例程式碼</text:span><text:span text:style-name="T2">$</text:span></text:p>
          </draw:text-box>
        </draw:frame>
        <draw:frame draw:style-name="gr6" draw:text-style-name="P6" draw:layer="layout" svg:width="14.27cm" svg:height="8cm" svg:x="0cm" svg:y="7.75cm">
          <draw:image xlink:href="Pictures/100000010000034A000001D80FDFCAC9588FCC72.png" xlink:type="simple" xlink:show="embed" xlink:actuate="onLoad" draw:mime-type="image/png">
            <text:p/>
          </draw:image>
        </draw:frame>
        <draw:frame draw:style-name="gr6" draw:text-style-name="P6" draw:layer="layout" svg:width="14.43cm" svg:height="12cm" svg:x="13.57cm" svg:y="3.75cm">
          <draw:image xlink:href="Pictures/100000010000034A000002BCD6245C1939339074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TC" svg:font-family="'Noto Sans CJK TC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style:font-name-asian="Noto Sans CJK SC" style:font-family-asian="'Noto Sans CJK SC'" style:font-family-generic-asian="system" style:font-pitch-asian="variable" style:language-asian="zh" style:country-asian="CN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name-asian="Noto Sans CJK SC" style:font-family-asian="'Noto Sans CJK SC'" style:font-family-generic-asian="system" style:font-pitch-asian="variable" style:language-asian="zh" style:country-asian="CN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19:09:22.867694361</meta:creation-date>
    <meta:editing-duration>PT2H26M42S</meta:editing-duration>
    <meta:editing-cycles>8</meta:editing-cycles>
    <meta:generator>LibreOffice/7.3.6.2$Linux_X86_64 LibreOffice_project/30$Build-2</meta:generator>
    <dc:title>terminal</dc:title>
    <dc:date>2022-11-18T19:54:20.558514883</dc:date>
    <meta:document-statistic meta:object-count="260"/>
  </office:meta>
</office:document-meta>
</file>